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-1.032cm" style:auto-text-indent="false" style:writing-mode="lr-tb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text-align="justify" style:justify-single-word="false" style:writing-mode="lr-tb">
        <style:tab-stops>
          <style:tab-stop style:position="9.753cm"/>
        </style:tab-stops>
      </style:paragraph-properties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Standard">
      <style:paragraph-properties fo:margin-left="2.99cm" fo:margin-right="0cm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2.99cm" fo:margin-right="0cm" fo:text-align="start" style:justify-single-word="false" fo:text-indent="0cm" style:auto-text-indent="false" style:writing-mode="lr-tb"/>
      <style:text-properties officeooo:rsid="0010a2a6"/>
    </style:style>
    <style:style style:name="P8" style:family="paragraph" style:parent-style-name="heading_20_1" style:list-style-name="WW8Num2">
      <style:paragraph-properties fo:text-align="justify" style:justify-single-word="false" style:writing-mode="lr-tb"/>
    </style:style>
    <style:style style:name="P9" style:family="paragraph" style:parent-style-name="heading_20_4" style:list-style-name="WW8Num2">
      <style:paragraph-properties fo:text-align="justify" style:justify-single-word="false" style:writing-mode="lr-tb"/>
    </style:style>
    <style:style style:name="P10" style:family="paragraph" style:parent-style-name="heading_20_2" style:list-style-name="WW8Num2">
      <style:paragraph-properties fo:text-align="justify" style:justify-single-word="false" style:writing-mode="lr-tb"/>
      <style:text-properties fo:font-style="italic" style:font-style-asian="italic" style:font-style-complex="italic"/>
    </style:style>
    <style:style style:name="P11" style:family="paragraph" style:parent-style-name="heading_20_5" style:master-page-name="Standard">
      <style:paragraph-properties fo:margin-left="0cm" fo:margin-right="0cm" fo:text-align="justify" style:justify-single-word="false" fo:text-indent="-1.032cm" style:auto-text-indent="false" style:page-number="auto" style:writing-mode="lr-tb"/>
    </style:style>
    <style:style style:name="T1" style:family="text">
      <style:text-properties fo:color="#b84700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ideapre66_montantaccorde"/>
        <text:user-field-decl office:value-type="string" office:string-value="" text:name="Aideapre66_Piececomptable66"/>
      </text:user-field-decls>
      <text:h text:style-name="P11" text:outline-level="5"/>
      <text:p text:style-name="P1"/>
      <text:p text:style-name="P1"/>
      <text:p text:style-name="P1"><text:s text:c="14"/><text:span text:style-name="T1"><text:s/></text:span></text:p>
      <text:p text:style-name="P1"/>
      <text:p text:style-name="P1"/>
      <text:p text:style-name="P1"/>
      <text:p text:style-name="P2"/>
      <text:p text:style-name="P2"/>
      <text:p text:style-name="P3"><text:tab/><text:tab/><text:tab/><text:tab/><text:tab/><text:tab/><text:tab/><text:tab/><text:tab/>Perpignan, le </text:p>
      <text:p text:style-name="P2"/>
      <text:p text:style-name="P2"/>
      <text:p text:style-name="P2"/>
      <text:p text:style-name="P2"/>
      <text:p text:style-name="P2"/>
      <text:list xml:id="list1972748364" text:style-name="WW8Num2">
        <text:list-item>
          <text:h text:style-name="P8" text:outline-level="1"><text:span text:style-name="T3">Objet</text:span> : votre demande d'aide </text:h>
          <text:list>
            <text:list-item>
              <text:list>
                <text:list-item>
                  <text:list>
                    <text:list-item>
                      <text:h text:style-name="P9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4"><text:tab/><text:user-field-get text:name="Personne_qual"/> <text:s/><text:user-field-get text:name="Personne_nom"/> <text:s/><text:user-field-get text:name="Personne_prenom"/></text:p>
      <text:p text:style-name="P2"/>
      <text:p text:style-name="P5"><text:tab/>Dans le cadre de votre parcours d'insertion, vous avez fait une demande d'aide financière.</text:p>
      <text:p text:style-name="P2"/>
      <text:p text:style-name="P2"><text:tab/>J'ai le plaisir de vous informer que le Conseil Général, après étude de votre dossier, a décidé de vous accorder une aide d<text:span text:style-name="T5">e </text:span><text:span text:style-name="T5"><text:user-field-get text:name="Aideapre66_montantaccorde"/></text:span><text:span text:style-name="T5"> € inscr</text:span>ite dans le dispositif d'Aide Personnalisée au Retour à l'Emploi (FNSA).</text:p>
      <text:p text:style-name="P2"/>
      <text:p text:style-name="P2"><text:tab/>Je vous précise qu’à compter de la date d’envoi de ce courrier, vous avez <text:span text:style-name="T4">deux mois</text:span> pour faire parvenir à la Régie APRE (<text:span text:style-name="T2">Conseil Général, Direction des Politiques Sociales, Service APRE 25 rue petite la monnaie BP 142 66000 Perpignan</text:span>) les pièces ci-dessous :</text:p>
      <text:p text:style-name="P7"><text:user-field-get text:name="Aideapre66_Piececomptable66"/></text:p>
      <text:p text:style-name="P6">- copie de ce courrier,</text:p>
      <text:p text:style-name="P6">- le RIB du tiers (si versement à un tiers) .</text:p>
      <text:p text:style-name="P2"/>
      <text:p text:style-name="P2"><text:tab/>Passé ce délai, et sans nouvelle de votre part, l’aide sera automatiquement annulée.</text:p>
      <text:p text:style-name="P2"/>
      <text:p text:style-name="P2"><text:tab/>Dans l'attente, veuillez agréer, <text:user-field-get text:name="Personne_qual"/>,l'expression de mes salutations distinguées.</text:p>
      <text:p text:style-name="P2"/>
      <text:p text:style-name="P2"/>
      <text:list xml:id="list588808775" text:continue-numbering="true" text:style-name="WW8Num2">
        <text:list-item>
          <text:list>
            <text:list-item>
              <text:h text:style-name="P10" text:outline-level="2"><text:tab/><text:tab/><text:tab/><text:tab/><text:tab/><text:tab/><text:tab/>L'équipe de direction de la MSP</text:h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2pt" fo:language="fr" fo:country="FR" style:font-name-asian="Times New Roman" style:font-size-asian="12pt" style:language-asian="ar" style:country-asian="SA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rps_20_de_20_texte_20_21" style:display-name="Corps de texte 21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2z0" style:family="text">
      <style:text-properties style:font-name-complex="Times New Roma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8Num1z0" style:family="text">
      <style:text-properties style:font-name-complex="Times New Roman"/>
    </style:style>
    <style:style style:name="WW-Absatz-Standardschriftart111111111111111111111111111111111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268cm" fo:margin-left="2.499cm" fo:margin-right="1.9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4-15T14:22:00</meta:print-date>
    <meta:editing-duration>PT03H55M32S</meta:editing-duration>
    <meta:generator>OpenOffice.org/3.2$Linux OpenOffice.org_project/320m19$Build-9505</meta:generator>
    <dc:date>2011-01-13T09:43:01</dc:date>
    <dc:creator>gdumont </dc:creator>
    <meta:editing-cycles>5</meta:editing-cycles>
    <meta:document-statistic meta:table-count="0" meta:image-count="0" meta:object-count="0" meta:page-count="1" meta:paragraph-count="13" meta:word-count="144" meta:character-count="904"/>
    <meta:user-defined meta:name="Info 1"/>
    <meta:user-defined meta:name="Info 2"/>
    <meta:user-defined meta:name="Info 3"/>
    <meta:user-defined meta:name="Info 4"/>
  </office:meta>
</office:document-meta>
</file>